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B0000034656EC99BC057D26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top" draw:auto-grow-height="false" fo:min-height="8.75cm" fo:min-width="6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5.5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2.25cm" fo:min-width="3.5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766cm" fo:padding-top="0.117cm" fo:padding-bottom="0.117cm" fo:padding-left="0.242cm" fo:padding-right="0.242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266cm" fo:padding-top="0.117cm" fo:padding-bottom="0.117cm" fo:padding-left="0.242cm" fo:padding-right="0.242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2a6099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9" style:family="graphic" style:parent-style-name="objectwithoutfill">
      <style:graphic-properties draw:stroke="solid" svg:stroke-width="0.018cm" svg:stroke-color="#000000" draw:marker-start-width="0.227cm" draw:marker-end="Linienspitzen_20_7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solid" svg:stroke-width="0.018cm" svg:stroke-color="#000000" draw:marker-start-width="0.227cm" draw:marker-end="Linienspitzen_20_8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svg:stroke-width="0.018cm" svg:stroke-color="#000000" draw:marker-start-width="0.227cm" draw:marker-end="Linienspitzen_20_9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cm" fo:min-width="1.75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cm, 0cm, 0cm)" draw:image-opacity="100%" style:mirror="non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loext:graphic-properties draw:fill-color="#2a6099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9cm" svg:x="9.5cm" svg:y="4cm">
          <text:p text:style-name="P1"><text:span text:style-name="T1">Fe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7.75cm" svg:x="9.7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cm" svg:height="2.5cm" svg:x="10.25cm" svg:y="8.15cm">
          <text:p text:style-name="P4"><text:span text:style-name="T2">for M=5: </text:span></text:p>
          <text:p text:style-name="P4"><text:span text:style-name="T2"><text:s text:c="3"/></text:span><text:span text:style-name="T2">1x20 + 2x5 (X,Y)</text:span></text:p>
          <text:p text:style-name="P4"><text:span text:style-name="T2">= 1x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1.25cm" svg:height="0.25cm" svg:x="10.1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0.182cm" svg:y="10.731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0.4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6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93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1.183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0.75cm" svg:height="0.25cm" svg:x="11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87cm" svg:height="0.188cm" svg:x="11.68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7cm" svg:height="0.188cm" svg:x="11.9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8cm" svg:height="0.187cm" svg:x="12.1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0.75cm" svg:height="0.25cm" svg:x="12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187cm" svg:height="0.188cm" svg:x="12.68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7cm" svg:height="0.188cm" svg:x="12.932cm" svg:y="10.7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8cm" svg:height="0.187cm" svg:x="13.182cm" svg:y="10.7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.25cm" svg:height="0.25cm" svg:x="10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0.439cm" svg:y="12.031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0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0.93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8cm" svg:height="0.187cm" svg:x="11.18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187cm" svg:height="0.188cm" svg:x="11.44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0.75cm" svg:height="0.25cm" svg:x="11.65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87cm" svg:height="0.188cm" svg:x="11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7cm" svg:height="0.188cm" svg:x="11.93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0.188cm" svg:height="0.187cm" svg:x="12.18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0.75cm" svg:height="0.25cm" svg:x="12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187cm" svg:height="0.188cm" svg:x="12.43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7cm" svg:height="0.188cm" svg:x="12.689cm" svg:y="12.031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0.188cm" svg:height="0.187cm" svg:x="12.939cm" svg:y="12.032cm">
          <text:p text:style-name="P8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type="line" svg:x1="10.775cm" svg:y1="10.95cm" svg:x2="11.032cm" svg:y2="12cm" draw:start-shape="id1" draw:start-glue-point="2" draw:end-shape="id2" draw:end-glue-point="0" svg:d="M10775 10950l257 1050" svg:viewBox="0 0 258 1051">
          <text:p/>
        </draw:connector>
        <draw:connector draw:style-name="gr10" draw:text-style-name="P12" draw:layer="layout" draw:type="line" svg:x1="12.025cm" svg:y1="10.95cm" svg:x2="12.032cm" svg:y2="12cm" draw:start-shape="id3" draw:start-glue-point="2" draw:end-shape="id4" draw:end-glue-point="0" svg:d="M12025 10950l7 1050" svg:viewBox="0 0 8 1051">
          <text:p/>
        </draw:connector>
        <draw:connector draw:style-name="gr11" draw:text-style-name="P12" draw:layer="layout" draw:type="line" svg:x1="13.025cm" svg:y1="10.95cm" svg:x2="12.782cm" svg:y2="12cm" draw:start-shape="id5" draw:start-glue-point="2" draw:end-shape="id6" draw:end-glue-point="0" svg:d="M13025 10950l-243 1050" svg:viewBox="0 0 244 1051">
          <text:p/>
        </draw:connector>
        <draw:custom-shape draw:style-name="gr12" draw:text-style-name="P14" draw:layer="layout" svg:width="0.5cm" svg:height="0.25cm" svg:x="13.95cm" svg:y="10.692cm">
          <text:p text:style-name="P13"><text:span text:style-name="T2">f</text:span><text:span text:style-name="T4">i,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2.25cm" svg:height="0.25cm" svg:x="13.712cm" svg:y="11.029cm">
          <text:p text:style-name="P15"><text:span text:style-name="T5">Geometr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2.25cm" svg:height="0.25cm" svg:x="13.705cm" svg:y="11.315cm">
          <text:p text:style-name="P15"><text:span text:style-name="T5">Geometry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187cm" svg:height="0.188cm" svg:x="13.782cm" svg:y="10.732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0.187cm" svg:height="0.188cm" svg:x="13.783cm" svg:y="11.036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0.187cm" svg:height="0.188cm" svg:x="13.783cm" svg:y="11.343cm"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7.626cm" svg:height="2.979cm" svg:x="10.624cm" svg:y="5.476cm">
          <draw:image xlink:href="Pictures/100000010000095B0000034656EC99BC057D26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3" draw:display-name="Linienspitzen 3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6:05:11.352000000</meta:creation-date>
    <dc:date>2022-09-13T16:08:39.113000000</dc:date>
    <meta:editing-duration>PT3M28S</meta:editing-duration>
    <meta:editing-cycles>1</meta:editing-cycles>
    <meta:document-statistic meta:object-count="41"/>
    <meta:generator>LibreOffice/7.3.4.2$Windows_X86_64 LibreOffice_project/728fec16bd5f605073805c3c9e7c4212a0120dc5</meta:generator>
  </office:meta>
</office:document-meta>
</file>